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edf2" officeooo:paragraph-rsid="0014edf2"/>
    </style:style>
    <style:style style:name="P2" style:family="paragraph" style:parent-style-name="Footer_20_right">
      <style:text-properties fo:font-size="14pt" style:text-underline-style="none" fo:font-weight="bold" officeooo:rsid="002bbfef" officeooo:paragraph-rsid="002bbfef" style:font-size-asian="12.25pt" style:font-weight-asian="bold" style:font-size-complex="14pt" style:font-weight-complex="bold"/>
    </style:style>
    <style:style style:name="P3" style:family="paragraph" style:parent-style-name="Footer_20_right">
      <style:text-properties fo:font-size="14pt" style:text-underline-style="none" fo:font-weight="bold" officeooo:rsid="0024f1b2" officeooo:paragraph-rsid="0024f1b2" style:font-size-asian="12.25pt" style:font-weight-asian="bold" style:font-size-complex="14pt" style:font-weight-complex="bold"/>
    </style:style>
    <style:style style:name="P4" style:family="paragraph" style:parent-style-name="Footer_20_right">
      <style:text-properties fo:font-size="14pt" style:text-underline-style="none" fo:font-weight="bold" officeooo:rsid="002563fa" officeooo:paragraph-rsid="002563fa" style:font-size-asian="12.25pt" style:font-weight-asian="bold" style:font-size-complex="14pt" style:font-weight-complex="bold"/>
    </style:style>
    <style:style style:name="P5" style:family="paragraph" style:parent-style-name="Footer_20_right">
      <style:text-properties fo:font-size="14pt" style:text-underline-style="none" fo:font-weight="bold" officeooo:rsid="002c905f" officeooo:paragraph-rsid="002c905f" style:font-size-asian="12.25pt" style:font-weight-asian="bold" style:font-size-complex="14pt" style:font-weight-complex="bold"/>
    </style:style>
    <style:style style:name="P6" style:family="paragraph" style:parent-style-name="Footer_20_right">
      <style:text-properties fo:font-size="14pt" style:text-underline-style="none" fo:font-weight="bold" officeooo:rsid="002f8f2f" officeooo:paragraph-rsid="002f8f2f" style:font-size-asian="12.25pt" style:font-weight-asian="bold" style:font-size-complex="14pt" style:font-weight-complex="bold"/>
    </style:style>
    <style:style style:name="P7" style:family="paragraph" style:parent-style-name="Footer_20_right">
      <style:text-properties fo:font-size="14pt" style:text-underline-style="solid" style:text-underline-width="auto" style:text-underline-color="font-color" fo:font-weight="bold" officeooo:rsid="002bbfef" officeooo:paragraph-rsid="002bbfef" style:font-size-asian="12.25pt" style:font-weight-asian="bold" style:font-size-complex="14pt" style:font-weight-complex="bold"/>
    </style:style>
    <style:style style:name="P8" style:family="paragraph" style:parent-style-name="Footer_20_right">
      <style:text-properties fo:font-size="14pt" style:text-underline-style="solid" style:text-underline-width="auto" style:text-underline-color="font-color" fo:font-weight="bold" officeooo:rsid="0024f1b2" officeooo:paragraph-rsid="0024f1b2" style:font-size-asian="12.25pt" style:font-weight-asian="bold" style:font-size-complex="14pt" style:font-weight-complex="bold"/>
    </style:style>
    <style:style style:name="P9" style:family="paragraph" style:parent-style-name="Footer_20_right">
      <style:text-properties fo:font-size="14pt" style:text-underline-style="solid" style:text-underline-width="auto" style:text-underline-color="font-color" fo:font-weight="bold" officeooo:rsid="002563fa" officeooo:paragraph-rsid="002563fa" style:font-size-asian="12.25pt" style:font-weight-asian="bold" style:font-size-complex="14pt" style:font-weight-complex="bold"/>
    </style:style>
    <style:style style:name="P10" style:family="paragraph" style:parent-style-name="Footer_20_right">
      <style:text-properties fo:font-size="14pt" style:text-underline-style="solid" style:text-underline-width="auto" style:text-underline-color="font-color" fo:font-weight="bold" officeooo:rsid="0026d64a" officeooo:paragraph-rsid="0026d64a" style:font-size-asian="12.25pt" style:font-weight-asian="bold" style:font-size-complex="14pt" style:font-weight-complex="bold"/>
    </style:style>
    <style:style style:name="P11" style:family="paragraph" style:parent-style-name="Footer_20_right">
      <style:text-properties fo:font-size="14pt" style:text-underline-style="solid" style:text-underline-width="auto" style:text-underline-color="font-color" fo:font-weight="bold" officeooo:rsid="002f8f2f" officeooo:paragraph-rsid="002f8f2f" style:font-size-asian="12.25pt" style:font-weight-asian="bold" style:font-size-complex="14pt" style:font-weight-complex="bold"/>
    </style:style>
    <style:style style:name="P12" style:family="paragraph" style:parent-style-name="Footer_20_right">
      <style:text-properties style:text-underline-style="none" fo:font-weight="bold" officeooo:rsid="002bbfef" officeooo:paragraph-rsid="002bbfef" style:font-weight-asian="bold" style:font-weight-complex="bold"/>
    </style:style>
    <style:style style:name="P13" style:family="paragraph" style:parent-style-name="Footer_20_right">
      <style:text-properties style:text-underline-style="none" fo:font-weight="normal" officeooo:rsid="0014edf2" officeooo:paragraph-rsid="0014edf2" style:font-weight-asian="normal" style:font-weight-complex="normal"/>
    </style:style>
    <style:style style:name="P14" style:family="paragraph" style:parent-style-name="Footer_20_right">
      <style:text-properties style:text-underline-style="none" fo:font-weight="normal" officeooo:rsid="0014edf2" officeooo:paragraph-rsid="002563fa" style:font-weight-asian="normal" style:font-weight-complex="normal"/>
    </style:style>
    <style:style style:name="P15" style:family="paragraph" style:parent-style-name="Footer_20_right">
      <style:text-properties style:text-underline-style="none" fo:font-weight="normal" officeooo:rsid="0014edf2" officeooo:paragraph-rsid="002e7f0a" style:font-weight-asian="normal" style:font-weight-complex="normal"/>
    </style:style>
    <style:style style:name="P16" style:family="paragraph" style:parent-style-name="Footer_20_right">
      <style:text-properties style:text-underline-style="none" fo:font-weight="normal" officeooo:rsid="002e7f0a" officeooo:paragraph-rsid="002e7f0a" style:font-weight-asian="normal" style:font-weight-complex="normal"/>
    </style:style>
    <style:style style:name="P17" style:family="paragraph" style:parent-style-name="Footer_20_right">
      <style:text-properties fo:font-weight="bold" officeooo:rsid="00131602" officeooo:paragraph-rsid="00131602" style:font-weight-asian="bold" style:font-weight-complex="bold"/>
    </style:style>
    <style:style style:name="P18" style:family="paragraph" style:parent-style-name="Footer_20_right">
      <style:text-properties fo:font-weight="bold" officeooo:rsid="0014edf2" officeooo:paragraph-rsid="0014edf2" style:font-weight-asian="bold" style:font-weight-complex="bold"/>
    </style:style>
    <style:style style:name="P19" style:family="paragraph" style:parent-style-name="Footer_20_right">
      <style:text-properties fo:font-size="12pt" style:text-underline-style="none" fo:font-weight="bold" officeooo:rsid="0024f1b2" officeooo:paragraph-rsid="0024f1b2" style:font-size-asian="10.5pt" style:font-weight-asian="bold" style:font-size-complex="12pt" style:font-weight-complex="bold"/>
    </style:style>
    <style:style style:name="P20" style:family="paragraph" style:parent-style-name="Footer_20_right">
      <style:text-properties fo:font-size="12pt" style:text-underline-style="none" fo:font-weight="normal" officeooo:rsid="0024f1b2" officeooo:paragraph-rsid="0024f1b2" style:font-size-asian="10.5pt" style:font-weight-asian="normal" style:font-size-complex="12pt" style:font-weight-complex="normal"/>
    </style:style>
    <style:style style:name="P21" style:family="paragraph" style:parent-style-name="Footer_20_right">
      <style:text-properties fo:font-size="12pt" style:text-underline-style="none" fo:font-weight="normal" officeooo:rsid="002563fa" officeooo:paragraph-rsid="002563fa" style:font-size-asian="10.5pt" style:font-weight-asian="normal" style:font-size-complex="12pt" style:font-weight-complex="normal"/>
    </style:style>
    <style:style style:name="P22" style:family="paragraph" style:parent-style-name="Footer_20_right">
      <style:text-properties fo:font-size="12pt" style:text-underline-style="none" fo:font-weight="normal" officeooo:rsid="0026d64a" officeooo:paragraph-rsid="0026d64a" style:font-size-asian="10.5pt" style:font-weight-asian="normal" style:font-size-complex="12pt" style:font-weight-complex="normal"/>
    </style:style>
    <style:style style:name="P23" style:family="paragraph" style:parent-style-name="Footer_20_right">
      <style:text-properties fo:font-size="12pt" style:text-underline-style="none" fo:font-weight="normal" officeooo:rsid="002bbfef" officeooo:paragraph-rsid="002bbfef" style:font-size-asian="10.5pt" style:font-weight-asian="normal" style:font-size-complex="12pt" style:font-weight-complex="normal"/>
    </style:style>
    <style:style style:name="P24" style:family="paragraph" style:parent-style-name="Footer_20_right">
      <style:text-properties fo:font-size="12pt" style:text-underline-style="none" fo:font-weight="normal" officeooo:rsid="002f8f2f" officeooo:paragraph-rsid="002f8f2f" style:font-size-asian="10.5pt" style:font-weight-asian="normal" style:font-size-complex="12pt" style:font-weight-complex="normal"/>
    </style:style>
    <style:style style:name="P25" style:family="paragraph" style:parent-style-name="Footer_20_right">
      <style:text-properties style:text-underline-style="solid" style:text-underline-width="auto" style:text-underline-color="font-color" fo:font-weight="bold" officeooo:rsid="002bbfef" officeooo:paragraph-rsid="002bbfef" style:font-weight-asian="bold" style:font-weight-complex="bold"/>
    </style:style>
    <style:style style:name="T1" style:family="text">
      <style:text-properties officeooo:rsid="002563fa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officeooo:rsid="002e7f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11. PROGRAM TO PERFORM WHILE LOOP</text:p>
      <text:p text:style-name="P19"/>
      <text:p text:style-name="P19"/>
      <text:p text:style-name="P13">#Executing Loop</text:p>
      <text:p text:style-name="P13"/>
      <text:p text:style-name="P13">#While Loop</text:p>
      <text:p text:style-name="P13">#Printing the numbers from 1 to 10 </text:p>
      <text:p text:style-name="P13"/>
      <text:p text:style-name="P13">#In Ascending Order</text:p>
      <text:p text:style-name="P13">i=1</text:p>
      <text:p text:style-name="P13">while i&lt;=10:</text:p>
      <text:p text:style-name="P13"><text:tab/>print(i)</text:p>
      <text:p text:style-name="P13"><text:tab/>i=i+1</text:p>
      <text:p text:style-name="P13"/>
      <text:p text:style-name="P13">#In Descending Order</text:p>
      <text:p text:style-name="P13">i=10</text:p>
      <text:p text:style-name="P13">while (i&gt;=0):</text:p>
      <text:p text:style-name="P13"><text:tab/>print(i)</text:p>
      <text:p text:style-name="P13"><text:tab/>i=i-1</text:p>
      <text:p text:style-name="P13"/>
      <text:p text:style-name="P13"/>
      <text:p text:style-name="P13"/>
      <text:p text:style-name="P8">OUTPUT</text:p>
      <text:p text:style-name="P8"/>
      <text:p text:style-name="P20">1</text:p>
      <text:p text:style-name="P20">2</text:p>
      <text:p text:style-name="P20">3</text:p>
      <text:p text:style-name="P20">4</text:p>
      <text:p text:style-name="P20">5</text:p>
      <text:p text:style-name="P20">6</text:p>
      <text:p text:style-name="P20">7</text:p>
      <text:p text:style-name="P20">8</text:p>
      <text:p text:style-name="P20">9</text:p>
      <text:p text:style-name="P20">10</text:p>
      <text:p text:style-name="P20">10</text:p>
      <text:p text:style-name="P20">9</text:p>
      <text:p text:style-name="P20">8</text:p>
      <text:p text:style-name="P20">7</text:p>
      <text:p text:style-name="P20">6</text:p>
      <text:p text:style-name="P20">5</text:p>
      <text:p text:style-name="P20">4</text:p>
      <text:p text:style-name="P20">3</text:p>
      <text:p text:style-name="P20">2</text:p>
      <text:p text:style-name="P20">1</text:p>
      <text:p text:style-name="P20">0</text:p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">12. PROGRAM TO PRINT EVEN A LIST OF NUMBERS USING WHILE LOOP</text:p>
      <text:p text:style-name="P13"/>
      <text:p text:style-name="P13">#Printing a list of EVEN Numbers</text:p>
      <text:p text:style-name="P13"/>
      <text:p text:style-name="P13">i=0</text:p>
      <text:p text:style-name="P13">while(i&lt;=36):</text:p>
      <text:p text:style-name="P13"><text:tab/>print(i)</text:p>
      <text:p text:style-name="P13"><text:tab/>i=i+2</text:p>
      <text:p text:style-name="P13"><text:tab/></text:p>
      <text:p text:style-name="P8">OUTPUT</text:p>
      <text:p text:style-name="P13"/>
      <text:p text:style-name="P13">0</text:p>
      <text:p text:style-name="P13">2</text:p>
      <text:p text:style-name="P13">4</text:p>
      <text:p text:style-name="P13">6</text:p>
      <text:p text:style-name="P13">8</text:p>
      <text:p text:style-name="P13">10</text:p>
      <text:p text:style-name="P13">12</text:p>
      <text:p text:style-name="P13">14</text:p>
      <text:p text:style-name="P13">16</text:p>
      <text:p text:style-name="P13">18</text:p>
      <text:p text:style-name="P13">20</text:p>
      <text:p text:style-name="P13">22</text:p>
      <text:p text:style-name="P13">24</text:p>
      <text:p text:style-name="P13">26</text:p>
      <text:p text:style-name="P13">28</text:p>
      <text:p text:style-name="P13">30</text:p>
      <text:p text:style-name="P13">32</text:p>
      <text:p text:style-name="P13">34</text:p>
      <text:p text:style-name="P13">36</text:p>
      <text:p text:style-name="P13"/>
      <text:p text:style-name="P3">13. PROGRAM TO PRINT A LIST OF ODD NUMBERS USING WHILE LOOP</text:p>
      <text:p text:style-name="P3"/>
      <text:p text:style-name="P20">#Printing a list of ODD Numbers using While Loop</text:p>
      <text:p text:style-name="P20"/>
      <text:p text:style-name="P20">i=1</text:p>
      <text:p text:style-name="P20">while i&lt;=36:</text:p>
      <text:p text:style-name="P20"><text:tab/>print(i)</text:p>
      <text:p text:style-name="P20"><text:tab/>i=i+2</text:p>
      <text:p text:style-name="P20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oft-page-break/>OUTPUT</text:p>
      <text:p text:style-name="P8"/>
      <text:p text:style-name="P20"/>
      <text:p text:style-name="P13">1</text:p>
      <text:p text:style-name="P13">3</text:p>
      <text:p text:style-name="P13">5</text:p>
      <text:p text:style-name="P13">7</text:p>
      <text:p text:style-name="P13">9</text:p>
      <text:p text:style-name="P13">11</text:p>
      <text:p text:style-name="P13">13</text:p>
      <text:p text:style-name="P13">15</text:p>
      <text:p text:style-name="P13">17</text:p>
      <text:p text:style-name="P13">19</text:p>
      <text:p text:style-name="P13">21</text:p>
      <text:p text:style-name="P13">23</text:p>
      <text:p text:style-name="P13">25</text:p>
      <text:p text:style-name="P13">27</text:p>
      <text:p text:style-name="P13">29</text:p>
      <text:p text:style-name="P13">31</text:p>
      <text:p text:style-name="P13">33</text:p>
      <text:p text:style-name="P13">35</text:p>
      <text:p text:style-name="P13"/>
      <text:p text:style-name="P3">14. PROGRAM TO PRINT <text:span text:style-name="T1">MULTIPLICATION TABLES</text:span></text:p>
      <text:p text:style-name="P3"/>
      <text:p text:style-name="P20">#Printing Multiplication Tables for a User given Number</text:p>
      <text:p text:style-name="P20">n=int(input("Enter a number to print its Multiplication Table : <text:s/>"))</text:p>
      <text:p text:style-name="P20">i=1</text:p>
      <text:p text:style-name="P20">while(i&lt;=20):</text:p>
      <text:p text:style-name="P20"><text:tab/>print(n,"x",i,"=",n*i)</text:p>
      <text:p text:style-name="P20"><text:tab/>i=i+1</text:p>
      <text:p text:style-name="P20">print("Here's is your multiplication table for your given number",n)</text:p>
      <text:p text:style-name="P20">print("Hope it helps You")</text:p>
      <text:p text:style-name="P20">print("Have a wonderful day"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9">OUTPUT</text:p>
      <text:p text:style-name="P14"/>
      <text:p text:style-name="P13">Enter a number to print its Multiplication Table : <text:s/>8</text:p>
      <text:p text:style-name="P13">8 x 1 = 8</text:p>
      <text:p text:style-name="P13">8 x 2 = 16</text:p>
      <text:p text:style-name="P13">8 x 3 = 24</text:p>
      <text:p text:style-name="P13">8 x 4 = 32</text:p>
      <text:p text:style-name="P13">8 x 5 = 40</text:p>
      <text:p text:style-name="P13">8 x 6 = 48</text:p>
      <text:p text:style-name="P13">8 x 7 = 56</text:p>
      <text:p text:style-name="P13">8 x 8 = 64</text:p>
      <text:p text:style-name="P13">8 x 9 = 72</text:p>
      <text:p text:style-name="P13">8 x 10 = 80</text:p>
      <text:p text:style-name="P13">8 x 11 = 88</text:p>
      <text:p text:style-name="P13">8 x 12 = 96</text:p>
      <text:p text:style-name="P13">8 x 13 = 104</text:p>
      <text:p text:style-name="P13">8 x 14 = 112</text:p>
      <text:p text:style-name="P13">8 x 15 = 120</text:p>
      <text:p text:style-name="P13">8 x 16 = 128</text:p>
      <text:p text:style-name="P13">8 x 17 = 136</text:p>
      <text:p text:style-name="P13">8 x 18 = 144</text:p>
      <text:p text:style-name="P13">8 x 19 = 152</text:p>
      <text:p text:style-name="P13">8 x 20 = 160</text:p>
      <text:p text:style-name="P13">Here's is your multiplication table for your given number 8</text:p>
      <text:p text:style-name="P13">Hope it helps You</text:p>
      <text:p text:style-name="P13">Have a wonderful day</text:p>
      <text:p text:style-name="P13"/>
      <text:p text:style-name="P4">15. PROGRAM TO PERFORM FUNCTIONS</text:p>
      <text:p text:style-name="P4"/>
      <text:p text:style-name="P21">#Performing Functions</text:p>
      <text:p text:style-name="P21"/>
      <text:p text:style-name="P21">#Asking user to input values of a and b to perform some basic operations using functions</text:p>
      <text:p text:style-name="P21">a=int(input("Enter a number : "))</text:p>
      <text:p text:style-name="P21">b=int(input("Enter another number : "))</text:p>
      <text:p text:style-name="P21"/>
      <text:p text:style-name="P21">#Defining add function</text:p>
      <text:p text:style-name="P21">def add():</text:p>
      <text:p text:style-name="P21"><text:s text:c="2"/>return a+b</text:p>
      <text:p text:style-name="P21"/>
      <text:p text:style-name="P21">#Defining sub function</text:p>
      <text:p text:style-name="P21">def sub():</text:p>
      <text:p text:style-name="P21"><text:s text:c="5"/>return a-b</text:p>
      <text:p text:style-name="P21"/>
      <text:p text:style-name="P21">#Defining mul function</text:p>
      <text:p text:style-name="P21">def mul():</text:p>
      <text:p text:style-name="P21"><text:tab/>return a*b</text:p>
      <text:p text:style-name="P21"/>
      <text:p text:style-name="P21">#Defining sqa function</text:p>
      <text:p text:style-name="P21">def sqa():</text:p>
      <text:p text:style-name="P21"><text:tab/>return a*a</text:p>
      <text:p text:style-name="P21"/>
      <text:p text:style-name="P21">#Defining sqb function</text:p>
      <text:p text:style-name="P21"><text:soft-page-break/>def sqb():</text:p>
      <text:p text:style-name="P21"><text:tab/>return b*b</text:p>
      <text:p text:style-name="P21"/>
      <text:p text:style-name="P21"/>
      <text:p text:style-name="P21">#Defining cua function</text:p>
      <text:p text:style-name="P21">def cua():</text:p>
      <text:p text:style-name="P21"><text:tab/>return a*a*a</text:p>
      <text:p text:style-name="P21"/>
      <text:p text:style-name="P21">#We are calling the already defined functions</text:p>
      <text:p text:style-name="P21"/>
      <text:p text:style-name="P21">#Calling add function and printing the result</text:p>
      <text:p text:style-name="P21">print("Addition of ",a , "and" ,b,"is")</text:p>
      <text:p text:style-name="P21">d=add()#Calling the add function</text:p>
      <text:p text:style-name="P21">print(d)#Printing the result</text:p>
      <text:p text:style-name="P21"/>
      <text:p text:style-name="P21">#Calling sub function and printing the result</text:p>
      <text:p text:style-name="P21">print("Subtraction of ",a, "from" ,b, "is",sub())</text:p>
      <text:p text:style-name="P21"/>
      <text:p text:style-name="P21">#Calling mul function and printing the result</text:p>
      <text:p text:style-name="P21">print("Multiplication of" ,a, "and" ,b, "is",mul())</text:p>
      <text:p text:style-name="P21"/>
      <text:p text:style-name="P21">#Calling sqa function and printing the result</text:p>
      <text:p text:style-name="P21">print("Square of ",a, "is",sqa())</text:p>
      <text:p text:style-name="P21"/>
      <text:p text:style-name="P21">#Calling sqb function and printing the result</text:p>
      <text:p text:style-name="P21">print("Square of ",b, "is",sqb())</text:p>
      <text:p text:style-name="P21"/>
      <text:p text:style-name="P21">#Calling cua function and printing the result</text:p>
      <text:p text:style-name="P21">print("Cube of",a,"is",cua())</text:p>
      <text:p text:style-name="P21"/>
      <text:p text:style-name="P21"/>
      <text:p text:style-name="P10">OUTPUT</text:p>
      <text:p text:style-name="P10"/>
      <text:p text:style-name="P22">Enter a number : 8 </text:p>
      <text:p text:style-name="P22">Enter another number : 4</text:p>
      <text:p text:style-name="P22">Addition of <text:s/>8 and 4 is</text:p>
      <text:p text:style-name="P22">12</text:p>
      <text:p text:style-name="P22">Subtraction of <text:s/>8 from 4 is 4</text:p>
      <text:p text:style-name="P22">Multiplication of 8 and 4 is 32</text:p>
      <text:p text:style-name="P22">Square of <text:s/>8 is 64</text:p>
      <text:p text:style-name="P22">Square of <text:s/>4 is 16</text:p>
      <text:p text:style-name="P22">Cube of 8 is 512</text:p>
      <text:p text:style-name="P9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">16. PROGRAM TO PLAY THE GAME SNAKE AND LADDER BY A SINGLE PLAYER</text:p>
      <text:p text:style-name="P2"/>
      <text:p text:style-name="P23">#Playing Snake and Ladder game </text:p>
      <text:p text:style-name="P23"/>
      <text:p text:style-name="P23"/>
      <text:p text:style-name="P23">#The initial position of the player is being assigned to the variable 'n'</text:p>
      <text:p text:style-name="P23">n=0</text:p>
      <text:p text:style-name="P23"/>
      <text:p text:style-name="P23">#we are importing random package to get random numbers when we roll the dice</text:p>
      <text:p text:style-name="P23">import random</text:p>
      <text:p text:style-name="P23">while(n&lt;100):</text:p>
      <text:p text:style-name="P23"><text:tab/>a=input("Enter 'r' to the roll the dice and 'q' to quit : ")</text:p>
      <text:p text:style-name="P23"><text:s text:c="39"/>if(a=='r'):</text:p>
      <text:p text:style-name="P23"><text:tab/> <text:s text:c="25"/>#Rolling the dice and getting random numbers between 1 to 6</text:p>
      <text:p text:style-name="P23"><text:tab/>r=random.randint(1,6)</text:p>
      <text:p text:style-name="P23"/>
      <text:p text:style-name="P23"><text:tab/>#We are updating the new position</text:p>
      <text:p text:style-name="P23"><text:tab/>n=n+r</text:p>
      <text:p text:style-name="P23"/>
      <text:p text:style-name="P23"><text:tab/>#We are printing the number we rolled on the dice</text:p>
      <text:p text:style-name="P23"><text:tab/>print("You have rolled the number",r)</text:p>
      <text:p text:style-name="P23"/>
      <text:p text:style-name="P23"><text:tab/>#We are printing the new updated position of the player</text:p>
      <text:p text:style-name="P23"><text:tab/>print("Your new position is ",n)</text:p>
      <text:p text:style-name="P23"/>
      <text:p text:style-name="P23"/>
      <text:p text:style-name="P23"><text:tab/>#Checking for some Snakes and Ladders in your position 'n'</text:p>
      <text:p text:style-name="P23"/>
      <text:p text:style-name="P23"><text:tab/>#Checking for the Ladder</text:p>
      <text:p text:style-name="P23"><text:tab/>if(n==8):</text:p>
      <text:p text:style-name="P23"><text:tab/>n=37</text:p>
      <text:p text:style-name="P23"><text:tab/><text:tab/><text:tab/>print("Congratulations, You have got a ladder")</text:p>
      <text:p text:style-name="P23"><text:tab/>#Checking for a Snake</text:p>
      <text:p text:style-name="P23"><text:tab/>elif(n==11):</text:p>
      <text:p text:style-name="P23"><text:tab/><text:tab/><text:tab/>n=2</text:p>
      <text:p text:style-name="P23"><text:tab/><text:tab/><text:tab/>print("Sorry, You have been bit by a snake")</text:p>
      <text:p text:style-name="P23"><text:tab/>#Checking for a Ladder</text:p>
      <text:p text:style-name="P23"><text:tab/>elif(n==13):</text:p>
      <text:p text:style-name="P23"><text:tab/><text:tab/><text:tab/>n=34</text:p>
      <text:p text:style-name="P23"><text:tab/><text:tab/><text:tab/>print("Congratulations, You have got a ladder")</text:p>
      <text:p text:style-name="P23"><text:tab/>#Checking for a Snake</text:p>
      <text:p text:style-name="P23"><text:tab/>elif(n==25):</text:p>
      <text:p text:style-name="P23"><text:tab/><text:tab/><text:tab/>n=4</text:p>
      <text:p text:style-name="P23"><text:tab/><text:tab/><text:tab/>print("Sorry, You have been bit by a snake")</text:p>
      <text:p text:style-name="P23"><text:soft-page-break/><text:tab/>#Checking for a Snake</text:p>
      <text:p text:style-name="P23"><text:tab/>elif(n==38):</text:p>
      <text:p text:style-name="P23"><text:tab/><text:tab/><text:tab/>n=9</text:p>
      <text:p text:style-name="P23"><text:tab/><text:tab/><text:tab/>print("Sorry, You have been bit by a snake")</text:p>
      <text:p text:style-name="P23"><text:tab/>#Checking for a Ladder</text:p>
      <text:p text:style-name="P23"><text:tab/>elif(n==40):</text:p>
      <text:p text:style-name="P23"><text:tab/><text:tab/><text:tab/>n=68</text:p>
      <text:p text:style-name="P23"><text:tab/><text:tab/><text:tab/>print("Congratulations, You have got a ladder")</text:p>
      <text:p text:style-name="P23"><text:tab/>#Checking for a Ladder</text:p>
      <text:p text:style-name="P23"><text:tab/>elif(n==52):</text:p>
      <text:p text:style-name="P23"><text:tab/><text:tab/><text:tab/>n=81</text:p>
      <text:p text:style-name="P23"><text:tab/><text:tab/><text:tab/>print("Congratulations, You have got a ladder")</text:p>
      <text:p text:style-name="P23"><text:tab/>#Checking for a Snake</text:p>
      <text:p text:style-name="P23"><text:tab/>elif(n==65):</text:p>
      <text:p text:style-name="P23"><text:tab/><text:tab/><text:tab/>n=46</text:p>
      <text:p text:style-name="P23"><text:tab/><text:tab/><text:tab/>print("Sorry, You have been bit by a snake")</text:p>
      <text:p text:style-name="P23"><text:tab/>#Checking for a Ladder</text:p>
      <text:p text:style-name="P23"><text:tab/>elif(n==76):</text:p>
      <text:p text:style-name="P23"><text:tab/><text:tab/><text:tab/>n=97</text:p>
      <text:p text:style-name="P23"><text:tab/><text:tab/><text:tab/>print("Congratulations, You have got a ladder")</text:p>
      <text:p text:style-name="P23"><text:tab/>#Checking for a Snake</text:p>
      <text:p text:style-name="P23"><text:tab/>elif(n==89):</text:p>
      <text:p text:style-name="P23"><text:tab/><text:tab/><text:tab/>n=70</text:p>
      <text:p text:style-name="P23"><text:tab/><text:tab/><text:tab/>print("Sorry, You have been bit by a snake")</text:p>
      <text:p text:style-name="P23"><text:tab/>#Checking for a Snake</text:p>
      <text:p text:style-name="P23"><text:tab/>elif(n==93):</text:p>
      <text:p text:style-name="P23"><text:tab/>n=64</text:p>
      <text:p text:style-name="P23"><text:tab/><text:tab/><text:tab/>print("Sorry, You have been bit by a snake")</text:p>
      <text:p text:style-name="P23"><text:tab/>#Checking whether if you have got the number 100</text:p>
      <text:p text:style-name="P23"><text:tab/>elif(n==100):</text:p>
      <text:p text:style-name="P23"><text:tab/><text:tab/><text:tab/>#Printing that you are the winner</text:p>
      <text:p text:style-name="P23"><text:tab/><text:tab/><text:tab/>print("Eurekha!... You are the Winner")</text:p>
      <text:p text:style-name="P23"><text:tab/>exit()</text:p>
      <text:p text:style-name="P23"><text:tab/>#Checking whether you got the number more than 100</text:p>
      <text:p text:style-name="P23"><text:tab/>elif(n&gt;100):</text:p>
      <text:p text:style-name="P23"><text:tab/>#Printing that you have to stay at the same place</text:p>
      <text:p text:style-name="P23"><text:tab/><text:tab/><text:tab/>print("Unfortunately U have crossed the number 100 , So You stay at the same place")</text:p>
      <text:p text:style-name="P23"><text:tab/>n=n-r</text:p>
      <text:p text:style-name="P7"><text:soft-page-break/>OUTPUT</text:p>
      <text:p text:style-name="P13">Enter 'r' to the roll the dice and 'q' to quit : r</text:p>
      <text:p text:style-name="P13">You have rolled the number 5</text:p>
      <text:p text:style-name="P13">Your new position is <text:s/>5</text:p>
      <text:p text:style-name="P13">Enter 'r' to the roll the dice and 'q' to quit : r </text:p>
      <text:p text:style-name="P13">You have rolled the number 3</text:p>
      <text:p text:style-name="P13">Your new position is <text:s/>8</text:p>
      <text:p text:style-name="P13">Congratulations, You have got a ladder</text:p>
      <text:p text:style-name="P13">Enter 'r' to the roll the dice and 'q' to quit : r</text:p>
      <text:p text:style-name="P13">You have rolled the number 3</text:p>
      <text:p text:style-name="P13">Your new position is <text:s/>40</text:p>
      <text:p text:style-name="P13">Congratulations, You have got a ladder</text:p>
      <text:p text:style-name="P13">Enter 'r' to the roll the dice and 'q' to quit : r</text:p>
      <text:p text:style-name="P13">You have rolled the number 6</text:p>
      <text:p text:style-name="P13">Your new position is <text:s/>74</text:p>
      <text:p text:style-name="P13">Enter 'r' to the roll the dice and 'q' to quit : r</text:p>
      <text:p text:style-name="P13">You have rolled the number 5</text:p>
      <text:p text:style-name="P13">Your new position is <text:s/>79</text:p>
      <text:p text:style-name="P13">Enter 'r' to the roll the dice and 'q' to quit : r</text:p>
      <text:p text:style-name="P13">You have rolled the number 2</text:p>
      <text:p text:style-name="P13">Your new position is <text:s/>81</text:p>
      <text:p text:style-name="P13">Enter 'r' to the roll the dice and 'q' to quit : r</text:p>
      <text:p text:style-name="P13">You have rolled the number 1</text:p>
      <text:p text:style-name="P13">Your new position is <text:s/>82</text:p>
      <text:p text:style-name="P13">Enter 'r' to the roll the dice and 'q' to quit : r</text:p>
      <text:p text:style-name="P13">You have rolled the number 4</text:p>
      <text:p text:style-name="P13">Your new position is <text:s/>86</text:p>
      <text:p text:style-name="P13">Enter 'r' to the roll the dice and 'q' to quit : r</text:p>
      <text:p text:style-name="P13">You have rolled the number 6</text:p>
      <text:p text:style-name="P13">Your new position is <text:s/>92</text:p>
      <text:p text:style-name="P13">Enter 'r' to the roll the dice and 'q' to quit : r</text:p>
      <text:p text:style-name="P13">You have rolled the number 1</text:p>
      <text:p text:style-name="P13">Your new position is <text:s/>93</text:p>
      <text:p text:style-name="P13">Sorry, You have been bit by a snake</text:p>
      <text:p text:style-name="P13">Enter 'r' to the roll the dice and 'q' to quit : r</text:p>
      <text:p text:style-name="P13">You have rolled the number 2</text:p>
      <text:p text:style-name="P13">Your new position is <text:s/>66</text:p>
      <text:p text:style-name="P13">Enter 'r' to the roll the dice and 'q' to quit : r</text:p>
      <text:p text:style-name="P13">You have rolled the number 4</text:p>
      <text:p text:style-name="P13">Your new position is <text:s/>70</text:p>
      <text:p text:style-name="P13">Enter 'r' to the roll the dice and 'q' to quit : r</text:p>
      <text:p text:style-name="P13">You have rolled the number 6</text:p>
      <text:p text:style-name="P13">Your new position is <text:s/>76</text:p>
      <text:p text:style-name="P13">Congratulations, You have got a ladder</text:p>
      <text:p text:style-name="P13">Enter 'r' to the roll the dice and 'q' to quit : r</text:p>
      <text:p text:style-name="P13">You have rolled the number 1</text:p>
      <text:p text:style-name="P13">Your new position is <text:s/>98</text:p>
      <text:p text:style-name="P13">Enter 'r' to the roll the dice and 'q' to quit : r</text:p>
      <text:p text:style-name="P13">You have rolled the number 4</text:p>
      <text:p text:style-name="P13">Your new position is <text:s/>102</text:p>
      <text:p text:style-name="P13">Unfortunately U have crossed the number 100 , So You stay at the same place</text:p>
      <text:p text:style-name="P13">Enter 'r' to the roll the dice and 'q' to quit : r</text:p>
      <text:p text:style-name="P13">You have rolled the number 1</text:p>
      <text:p text:style-name="P13">Your new position is <text:s/>99</text:p>
      <text:p text:style-name="P13"><text:soft-page-break/>Enter 'r' to the roll the dice and 'q' to quit : r</text:p>
      <text:p text:style-name="P13">You have rolled the number 3</text:p>
      <text:p text:style-name="P13">Your new position is <text:s/>102</text:p>
      <text:p text:style-name="P13">Unfortunately U have crossed the number 100 , So You stay at the same place</text:p>
      <text:p text:style-name="P13">Enter 'r' to the roll the dice and 'q' to quit : r</text:p>
      <text:p text:style-name="P13">You have rolled the number 3</text:p>
      <text:p text:style-name="P13">Your new position is <text:s/>102</text:p>
      <text:p text:style-name="P13">Unfortunately U have crossed the number 100 , So You stay at the same place</text:p>
      <text:p text:style-name="P13">Enter 'r' to the roll the dice and 'q' to quit : r</text:p>
      <text:p text:style-name="P13">You have rolled the number 5</text:p>
      <text:p text:style-name="P13">Your new position is <text:s/>104</text:p>
      <text:p text:style-name="P13">Unfortunately U have crossed the number 100 , So You stay at the same place</text:p>
      <text:p text:style-name="P13">Enter 'r' to the roll the dice and 'q' to quit : r</text:p>
      <text:p text:style-name="P13">You have rolled the number 1</text:p>
      <text:p text:style-name="P13">Your new position is <text:s/>100</text:p>
      <text:p text:style-name="P13">Eurekha!... You are the Winner</text:p>
      <text:p text:style-name="P13"/>
      <text:p text:style-name="P13"/>
      <text:p text:style-name="P2">17.PROGRAM TO ROLL THE DICE AND QUIT THE GAME SNAKE AND LADDER</text:p>
      <text:p text:style-name="P12"><text:span text:style-name="T2"/></text:p>
      <text:p text:style-name="P23"/>
      <text:p text:style-name="P13">#Program to roll the dice and quit the game</text:p>
      <text:p text:style-name="P13"/>
      <text:p text:style-name="P13">#Importing random package</text:p>
      <text:p text:style-name="P13">import random</text:p>
      <text:p text:style-name="P13"/>
      <text:p text:style-name="P13">#Performing while loop and executing program</text:p>
      <text:p text:style-name="P13">while True:</text:p>
      <text:p text:style-name="P13"><text:tab/>i=input("Enter 'q' to quit : ")</text:p>
      <text:p text:style-name="P13"><text:s text:c="61"/>if(i=='q'):</text:p>
      <text:p text:style-name="P13"><text:tab/> <text:s text:c="54"/>print("Thank You for being with us, Have a nice day")</text:p>
      <text:p text:style-name="P13"><text:tab/>print("Good Bye")</text:p>
      <text:p text:style-name="P13"><text:tab/>exit()</text:p>
      <text:p text:style-name="P13"><text:s text:c="61"/>else:</text:p>
      <text:p text:style-name="P13"><text:tab/> <text:s text:c="59"/>print("You have rolled the number",random.randint(1,6))</text:p>
      <text:p text:style-name="P13"/>
      <text:p text:style-name="P13"/>
      <text:p text:style-name="P25"><text:span text:style-name="T2">OUTPUT</text:span></text:p>
      <text:p text:style-name="P13"/>
      <text:p text:style-name="P13">Enter 'q' to quit : r</text:p>
      <text:p text:style-name="P13">You have rolled the number 3</text:p>
      <text:p text:style-name="P13">Enter 'q' to quit : s</text:p>
      <text:p text:style-name="P13">You have rolled the number 1</text:p>
      <text:p text:style-name="P13">Enter 'q' to quit : f</text:p>
      <text:p text:style-name="P13">You have rolled the number 3</text:p>
      <text:p text:style-name="P13">Enter 'q' to quit : q</text:p>
      <text:p text:style-name="P13">Thank You for being with us, Have a nice day</text:p>
      <text:p text:style-name="P13">Good Bye</text:p>
      <text:p text:style-name="P13"/>
      <text:p text:style-name="P13"/>
      <text:p text:style-name="P13"/>
      <text:p text:style-name="P13"/>
      <text:p text:style-name="P13"><text:soft-page-break/></text:p>
      <text:p text:style-name="P5">18. PROGRAM FOR ROLLING THE DICE IN THE GAME SNAKE AND LADDER WITH THE PLAYERS SARAH , SHAIK AND SANDEEP</text:p>
      <text:p text:style-name="P13"/>
      <text:p text:style-name="P13"/>
      <text:p text:style-name="P13">#Playing the game Snake and Ladder with only rolling the dice and getting the random numbers with Shaik, Sarah , Sandeep</text:p>
      <text:p text:style-name="P13"/>
      <text:p text:style-name="P16">#Importing Random package</text:p>
      <text:p text:style-name="P13">import random</text:p>
      <text:p text:style-name="P13">while True:</text:p>
      <text:p text:style-name="P13"><text:s text:c="17"/>i=input("Enter 'q' to quit : ")</text:p>
      <text:p text:style-name="P13"><text:s text:c="23"/>if(i=='q'):</text:p>
      <text:p text:style-name="P13"><text:tab/>print("Thank You for being with us, Have a nice day")</text:p>
      <text:p text:style-name="P13"><text:tab/>print("Good Bye")</text:p>
      <text:p text:style-name="P13"><text:tab/>exit()</text:p>
      <text:p text:style-name="P13"><text:s text:c="24"/><text:span text:style-name="T3">#Giving ‘s’ for the game to recognise the player SHAIK and print her rolled no.</text:span></text:p>
      <text:p text:style-name="P13"><text:s text:c="23"/>elif(i=='s'):</text:p>
      <text:p text:style-name="P13"><text:tab/> <text:s text:c="35"/>print("Congratulations Shaik , U have got the number",random.randint(1,6))</text:p>
      <text:p text:style-name="P15"><text:s text:c="24"/><text:span text:style-name="T3">#Giving ‘t’ for the game to recognise the player SARAH and print her rolled no.</text:span></text:p>
      <text:p text:style-name="P13"><text:s text:c="23"/>elif(i=='t'):</text:p>
      <text:p text:style-name="P13"><text:tab/> <text:s text:c="33"/>print("Congratulations Sarah, U have got the number",random.randint(1,6))</text:p>
      <text:p text:style-name="P15"><text:s text:c="25"/><text:span text:style-name="T3">#Giving ‘s’ for the game to recognise the player SANDEEP and print her rolled no.</text:span></text:p>
      <text:p text:style-name="P13"><text:s text:c="24"/>elif(i=='d'):</text:p>
      <text:p text:style-name="P13"><text:tab/> <text:s text:c="33"/>print("Congratulations Sandeep, U have got the number",random.randint(1,6))</text:p>
      <text:p text:style-name="P13"><text:s text:c="25"/>else:</text:p>
      <text:p text:style-name="P13"><text:s text:c="36"/>print("Please press 'r' to roll , 'q' to quit")</text:p>
      <text:p text:style-name="P13"/>
      <text:p text:style-name="P11">OUTPUT</text:p>
      <text:p text:style-name="P11"/>
      <text:p text:style-name="P24">Enter 'q' to quit : s</text:p>
      <text:p text:style-name="P24">Congratulations Shaik , U have got the number 5</text:p>
      <text:p text:style-name="P24">Enter 'q' to quit : t</text:p>
      <text:p text:style-name="P24">Congratulations Sarah, U have got the number 3</text:p>
      <text:p text:style-name="P24">Enter 'q' to quit : d</text:p>
      <text:p text:style-name="P24">Congratulations Sandeep, U have got the number 6</text:p>
      <text:p text:style-name="P24">Enter 'q' to quit : q</text:p>
      <text:p text:style-name="P24">Thank You for being with us, Have a nice day</text:p>
      <text:p text:style-name="P24">Good Bye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"><text:soft-page-break/>19. PROGRAM TO ROLL THE DICE IF ‘r’ IS THE INPUT AND TO QUIT THE GAME IF ‘q’ IS THE INPUT</text:p>
      <text:p text:style-name="P6"/>
      <text:p text:style-name="P24">#Program to roll the dice by giving the inpur'r' and quiting the game by giving input 'q'</text:p>
      <text:p text:style-name="P24"/>
      <text:p text:style-name="P24">#Importing the random package</text:p>
      <text:p text:style-name="P24">import random</text:p>
      <text:p text:style-name="P24">while True:</text:p>
      <text:p text:style-name="P24"><text:tab/>#Inputing the variable 'q' to quit the game</text:p>
      <text:p text:style-name="P24"><text:tab/>i=input("Enter q to quit : ")</text:p>
      <text:p text:style-name="P24"><text:tab/>if(i=='q'):</text:p>
      <text:p text:style-name="P24"><text:tab/><text:tab/>print("Bye!")</text:p>
      <text:p text:style-name="P24"><text:tab/><text:tab/>print("Have nice day")</text:p>
      <text:p text:style-name="P24"><text:tab/><text:tab/>exit()</text:p>
      <text:p text:style-name="P24"><text:tab/>#Inputing the variable 'r' to roll the dice</text:p>
      <text:p text:style-name="P24"><text:tab/>elif(i=='r'):</text:p>
      <text:p text:style-name="P24"><text:tab/><text:tab/>print("You rolled the number" ,random.randint(1,6))</text:p>
      <text:p text:style-name="P24"><text:tab/>else:</text:p>
      <text:p text:style-name="P24"><text:tab/><text:tab/>print("Press 'r' to roll the dice ,'q' to quit ")</text:p>
      <text:p text:style-name="P24"/>
      <text:p text:style-name="P11">OUTPUT<text:line-break/></text:p>
      <text:p text:style-name="P24">Enter q to quit and 'r' to roll the dice : r</text:p>
      <text:p text:style-name="P24">You rolled the number 1</text:p>
      <text:p text:style-name="P24">Enter q to quit and 'r' to roll the dice : q</text:p>
      <text:p text:style-name="P24">Bye!</text:p>
      <text:p text:style-name="P24">Have nice da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edf2" officeooo:paragraph-rsid="0014ed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tab/><text:tab/>ASMA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1:13.390220600</meta:creation-date>
    <dc:date>2018-10-03T14:10:45.362887393</dc:date>
    <meta:editing-duration>PT1H58M40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11" meta:paragraph-count="390" meta:word-count="1869" meta:character-count="10282" meta:non-whitespace-character-count="7958"/>
  </office:meta>
</office:document-meta>
</file>